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969dd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969d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6bfdc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73afd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73afd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faf9" style:font-size-asian="12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69dd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1592c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31cb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d855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1fdd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28313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54fd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b8b7" style:font-size-asian="12pt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69dd" style:font-size-asian="12pt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f333" style:font-size-asian="12pt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1592c" style:font-size-asian="12pt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969dd" style:font-size-asian="12pt" style:font-size-complex="12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969dd" style:font-size-asian="12pt" style:font-size-complex="12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1592c" style:font-size-asian="12pt" style:font-size-complex="12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969dd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51592c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51592c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969dd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969dd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969dd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969dd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969dd" style:font-name-asian="Times New Roman1" style:font-size-asian="12pt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fe78a" style:font-size-asian="12pt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969dd" style:font-size-asian="12pt" style:font-size-complex="12pt" style:language-complex="ar" style:country-complex="SA" loext:padding="0in" loext:border="none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1592c" style:font-size-asian="12pt" style:font-size-complex="12pt" style:language-complex="ar" style:country-complex="SA"/>
    </style:style>
    <style:style style:name="P45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969dd" style:font-size-asian="12pt" style:font-size-complex="12pt" style:language-complex="ar" style:country-complex="SA"/>
    </style:style>
    <style:style style:name="P46" style:family="paragraph" style:parent-style-name="Standard">
      <style:text-properties fo:font-size="12pt" style:text-underline-style="none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fdc42" style:font-size-asian="12pt" style:font-size-complex="12pt"/>
    </style:style>
    <style:style style:name="P4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b0fd7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0fd7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0fd7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5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60e85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5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fdc42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411fdd" style:font-name-complex="Times New Roman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complex="Times New Roman"/>
    </style:style>
    <style:style style:name="T7" style:family="text">
      <style:text-properties style:text-position="super 58%" officeooo:rsid="00152284" style:font-name-asian="Symbol1"/>
    </style:style>
    <style:style style:name="T8" style:family="text">
      <style:text-properties style:text-position="super 58%" officeooo:rsid="00152ee4" style:font-name-asian="Symbol1"/>
    </style:style>
    <style:style style:name="T9" style:family="text">
      <style:text-properties style:text-position="0% 100%" officeooo:rsid="0015a3a6" style:font-name-asian="Symbol1" style:font-name-complex="Times New Roman"/>
    </style:style>
    <style:style style:name="T10" style:family="text">
      <style:text-properties style:text-position="0% 100%" officeooo:rsid="0016bcc7" style:font-name-asian="Symbol1" style:font-name-complex="Times New Roman"/>
    </style:style>
    <style:style style:name="T11" style:family="text">
      <style:text-properties style:text-position="0% 100%" officeooo:rsid="0019ccc0" style:font-name-asian="Symbol1" style:font-name-complex="Times New Roman"/>
    </style:style>
    <style:style style:name="T12" style:family="text">
      <style:text-properties style:text-position="0% 100%" officeooo:rsid="003af8b7" style:font-name-asian="Symbol1" style:font-name-complex="Times New Roman"/>
    </style:style>
    <style:style style:name="T13" style:family="text">
      <style:text-properties style:text-position="0% 100%" officeooo:rsid="0051592c" style:font-name-asian="Symbol1" style:font-name-complex="Times New Roman"/>
    </style:style>
    <style:style style:name="T14" style:family="text">
      <style:text-properties style:text-position="0% 100%" officeooo:rsid="00152284" style:font-name-asian="Symbol1"/>
    </style:style>
    <style:style style:name="T15" style:family="text">
      <style:text-properties style:text-position="0% 100%" officeooo:rsid="00152ee4" style:font-name-asian="Symbol1"/>
    </style:style>
    <style:style style:name="T16" style:family="text">
      <style:text-properties style:text-position="0% 100%" officeooo:rsid="0015a3a6" style:font-name-asian="Symbol1"/>
    </style:style>
    <style:style style:name="T17" style:family="text">
      <style:text-properties style:text-position="0% 100%" officeooo:rsid="0006f533" style:font-name-asian="Times New Roman1" style:font-name-complex="Times New Roman1"/>
    </style:style>
    <style:style style:name="T18" style:family="text">
      <style:text-properties style:text-position="0% 100%" officeooo:rsid="00152284" style:font-name-asian="Symbol" style:font-name-complex="Symbol"/>
    </style:style>
    <style:style style:name="T19" style:family="text">
      <style:text-properties style:font-name-asian="Symbol" style:font-name-complex="Symbol"/>
    </style:style>
    <style:style style:name="T20" style:family="text">
      <style:text-properties officeooo:rsid="0003347c" style:font-name-asian="Symbol" style:font-name-complex="Symbol"/>
    </style:style>
    <style:style style:name="T21" style:family="text">
      <style:text-properties officeooo:rsid="00020fd0" style:font-name-asian="Symbol" style:font-name-complex="Symbol"/>
    </style:style>
    <style:style style:name="T22" style:family="text">
      <style:text-properties officeooo:rsid="00067e84" style:font-name-asian="Symbol" style:font-name-complex="Symbol"/>
    </style:style>
    <style:style style:name="T23" style:family="text">
      <style:text-properties style:font-name-asian="Symbol1"/>
    </style:style>
    <style:style style:name="T24" style:family="text">
      <style:text-properties style:font-name-asian="Symbol1" style:font-name-complex="Times New Roman"/>
    </style:style>
    <style:style style:name="T25" style:family="text">
      <style:text-properties officeooo:rsid="00113f11" style:font-name-asian="Symbol1" style:font-name-complex="Times New Roman"/>
    </style:style>
    <style:style style:name="T26" style:family="text">
      <style:text-properties officeooo:rsid="00133909" style:font-name-asian="Symbol1" style:font-name-complex="Times New Roman"/>
    </style:style>
    <style:style style:name="T27" style:family="text">
      <style:text-properties officeooo:rsid="004cbec5" style:font-name-asian="Symbol1" style:font-name-complex="Times New Roman"/>
    </style:style>
    <style:style style:name="T28" style:family="text">
      <style:text-properties style:font-name-asian="Symbol1" style:font-name-complex="Symbol1"/>
    </style:style>
    <style:style style:name="T29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519acb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51592c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-asian="Symbol1"/>
    </style:style>
    <style:style style:name="T34" style:family="text">
      <style:text-properties style:use-window-font-color="true" style:text-position="0% 100%" officeooo:rsid="0019ccc0" style:font-name-asian="Symbol1" style:font-name-complex="Times New Roman"/>
    </style:style>
    <style:style style:name="T35" style:family="text">
      <style:text-properties style:use-window-font-color="true" style:text-position="0% 100%" officeooo:rsid="001bb99b" style:font-name-asian="Symbol1" style:font-name-complex="Times New Roman"/>
    </style:style>
    <style:style style:name="T36" style:family="text">
      <style:text-properties style:use-window-font-color="true" style:text-position="0% 100%" officeooo:rsid="001d1f55" style:font-name-asian="Symbol1" style:font-name-complex="Times New Roman"/>
    </style:style>
    <style:style style:name="T37" style:family="text">
      <style:text-properties style:use-window-font-color="true" style:text-position="0% 100%" officeooo:rsid="001e28a3" style:font-name-asian="Symbol1" style:font-name-complex="Times New Roman"/>
    </style:style>
    <style:style style:name="T38" style:family="text">
      <style:text-properties style:use-window-font-color="true" style:text-position="0% 100%" officeooo:rsid="001f6207" style:font-name-asian="Symbol1" style:font-name-complex="Times New Roman"/>
    </style:style>
    <style:style style:name="T39" style:family="text">
      <style:text-properties style:use-window-font-color="true" style:text-position="0% 100%" officeooo:rsid="00209f49" style:font-name-asian="Symbol1" style:font-name-complex="Times New Roman"/>
    </style:style>
    <style:style style:name="T40" style:family="text">
      <style:text-properties style:use-window-font-color="true" style:text-position="0% 100%" officeooo:rsid="00213a04" style:font-name-asian="Symbol1" style:font-name-complex="Times New Roman"/>
    </style:style>
    <style:style style:name="T41" style:family="text">
      <style:text-properties style:use-window-font-color="true" style:text-position="0% 100%" officeooo:rsid="0021d54f" style:font-name-asian="Symbol1" style:font-name-complex="Times New Roman"/>
    </style:style>
    <style:style style:name="T42" style:family="text">
      <style:text-properties style:use-window-font-color="true" style:text-position="0% 100%" officeooo:rsid="0051592c" style:font-name-asian="Symbol1" style:font-name-complex="Times New Roman"/>
    </style:style>
    <style:style style:name="T43" style:family="text">
      <style:text-properties style:use-window-font-color="true" style:text-position="0% 100%" officeooo:rsid="001bb99b" style:font-name-asian="Symbol1"/>
    </style:style>
    <style:style style:name="T44" style:family="text">
      <style:text-properties style:use-window-font-color="true" style:text-position="0% 100%" officeooo:rsid="00152ee4" style:font-name-asian="Symbol1"/>
    </style:style>
    <style:style style:name="T45" style:family="text">
      <style:text-properties style:use-window-font-color="true" style:text-position="0% 100%" officeooo:rsid="0015a3a6" style:font-name-asian="Symbol1"/>
    </style:style>
    <style:style style:name="T46" style:family="text">
      <style:text-properties style:use-window-font-color="true" style:text-position="0% 100%" officeooo:rsid="001bb99b" style:font-name-asian="Symbol" style:font-name-complex="Symbol"/>
    </style:style>
    <style:style style:name="T47" style:family="text">
      <style:text-properties style:use-window-font-color="true" style:text-position="0% 100%" officeooo:rsid="001d1f55" style:font-name-asian="Symbol" style:font-name-complex="Symbol"/>
    </style:style>
    <style:style style:name="T48" style:family="text">
      <style:text-properties style:use-window-font-color="true" style:text-position="0% 100%" officeooo:rsid="00209f49" style:font-name-asian="Symbol" style:font-name-complex="Symbol"/>
    </style:style>
    <style:style style:name="T49" style:family="text">
      <style:text-properties style:use-window-font-color="true" style:text-position="0% 100%" officeooo:rsid="001f6207" style:font-name-asian="Calibri" style:font-name-complex="Times New Roman"/>
    </style:style>
    <style:style style:name="T50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1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51592c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7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8" style:family="text">
      <style:text-properties style:use-window-font-color="true" style:text-position="0% 100%" style:font-name-asian="Times New Roman1" style:font-name-complex="Times New Roman1"/>
    </style:style>
    <style:style style:name="T69" style:family="text">
      <style:text-properties style:use-window-font-color="true" style:text-position="0% 100%" officeooo:rsid="00226033" style:font-name-asian="Times New Roman1" style:font-name-complex="Times New Roman1"/>
    </style:style>
    <style:style style:name="T70" style:family="text">
      <style:text-properties style:use-window-font-color="true" style:text-position="0% 100%" officeooo:rsid="0023fb3a" style:font-name-asian="Times New Roman1" style:font-name-complex="Times New Roman1"/>
    </style:style>
    <style:style style:name="T71" style:family="text">
      <style:text-properties style:use-window-font-color="true" style:text-position="0% 100%" officeooo:rsid="00259524" style:font-name-asian="Times New Roman1" style:font-name-complex="Times New Roman1"/>
    </style:style>
    <style:style style:name="T72" style:family="text">
      <style:text-properties style:use-window-font-color="true" style:text-position="sub 58%" officeooo:rsid="001bb99b" style:font-name-asian="Symbol1" style:font-name-complex="Times New Roman"/>
    </style:style>
    <style:style style:name="T73" style:family="text">
      <style:text-properties style:use-window-font-color="true" style:text-position="sub 58%" officeooo:rsid="001d1f55" style:font-name-asian="Symbol1" style:font-name-complex="Times New Roman"/>
    </style:style>
    <style:style style:name="T74" style:family="text">
      <style:text-properties style:use-window-font-color="true" style:text-position="sub 58%" officeooo:rsid="001f6207" style:font-name-asian="Symbol1" style:font-name-complex="Times New Roman"/>
    </style:style>
    <style:style style:name="T75" style:family="text">
      <style:text-properties style:use-window-font-color="true" style:text-position="sub 58%" officeooo:rsid="001bb99b" style:font-name-asian="Symbol1"/>
    </style:style>
    <style:style style:name="T76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per 58%" officeooo:rsid="001d1f55" style:font-name-asian="Symbol1" style:font-name-complex="Times New Roman"/>
    </style:style>
    <style:style style:name="T80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position="super 58%" fo:language="uk" fo:country="UA" style:font-name-asian="Times New Roman1" style:font-name-complex="Times New Roman1" style:language-complex="ar" style:country-complex="SA"/>
    </style:style>
    <style:style style:name="T82" style:family="text">
      <style:text-properties style:use-window-font-color="true" officeooo:rsid="00113f11" style:font-name-asian="Calibri" style:font-name-complex="Times New Roman"/>
    </style:style>
    <style:style style:name="T83" style:family="text">
      <style:text-properties style:use-window-font-color="true" officeooo:rsid="0051592c" style:font-name-asian="Calibri" style:font-name-complex="Times New Roman"/>
    </style:style>
    <style:style style:name="T84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85" style:family="text">
      <style:text-properties fo:font-variant="normal" fo:text-transform="none" fo:letter-spacing="normal" fo:font-style="normal" fo:font-weight="normal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7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8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0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2" style:family="text">
      <style:text-properties fo:font-variant="normal" fo:text-transform="none" fo:letter-spacing="normal" fo:font-style="normal" fo:font-weight="normal" officeooo:rsid="0051592c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51592c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51592c" style:font-name-asian="Symbol1" style:font-name-complex="Times New Roman" loext:padding="0in" loext:border="none"/>
    </style:style>
    <style:style style:name="T99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0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51592c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16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8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9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0" style:family="text">
      <style:text-properties style:font-name-complex="Times New Roman"/>
    </style:style>
    <style:style style:name="T121" style:family="text">
      <style:text-properties officeooo:rsid="000d5c2d" style:font-name-complex="Times New Roman"/>
    </style:style>
    <style:style style:name="T122" style:family="text">
      <style:text-properties officeooo:rsid="00020fd0" style:font-name-complex="Times New Roman"/>
    </style:style>
    <style:style style:name="T123" style:family="text">
      <style:text-properties officeooo:rsid="00067e84" style:font-name-complex="Times New Roman"/>
    </style:style>
    <style:style style:name="T124" style:family="text">
      <style:text-properties officeooo:rsid="003bbb3c" style:font-name-complex="Times New Roman"/>
    </style:style>
    <style:style style:name="T125" style:family="text">
      <style:text-properties officeooo:rsid="003d8ecc" style:font-name-complex="Times New Roman"/>
    </style:style>
    <style:style style:name="T126" style:family="text">
      <style:text-properties officeooo:rsid="00340d8c" style:font-name-complex="Times New Roman"/>
    </style:style>
    <style:style style:name="T127" style:family="text">
      <style:text-properties officeooo:rsid="0003347c" style:font-name-asian="Symbola" style:font-name-complex="Symbola"/>
    </style:style>
    <style:style style:name="T128" style:family="text">
      <style:text-properties officeooo:rsid="0004d113" style:font-name-asian="Symbola" style:font-name-complex="Symbola"/>
    </style:style>
    <style:style style:name="T129" style:family="text">
      <style:text-properties officeooo:rsid="00067e84" style:font-name-asian="Symbola" style:font-name-complex="Symbola"/>
    </style:style>
    <style:style style:name="T130" style:family="text">
      <style:text-properties officeooo:rsid="0006f533" style:font-name-asian="Symbola" style:font-name-complex="Symbola"/>
    </style:style>
    <style:style style:name="T131" style:family="text">
      <style:text-properties officeooo:rsid="0006f533" style:font-name-asian="Times New Roman1" style:font-name-complex="Times New Roman1"/>
    </style:style>
    <style:style style:name="T132" style:family="text">
      <style:text-properties style:text-line-through-style="none" style:text-line-through-type="none"/>
    </style:style>
    <style:style style:name="T133" style:family="text">
      <style:text-properties style:text-line-through-style="none" style:text-line-through-type="none" style:font-name-complex="Times New Roman"/>
    </style:style>
    <style:style style:name="T134" style:family="text">
      <style:text-properties style:text-line-through-style="none" style:text-line-through-type="none" style:font-name-asian="Symbol" style:font-name-complex="Symbol"/>
    </style:style>
    <style:style style:name="T135" style:family="text">
      <style:text-properties officeooo:rsid="002d1800"/>
    </style:style>
    <style:style style:name="T136" style:family="text">
      <style:text-properties officeooo:rsid="003a5bbb"/>
    </style:style>
    <style:style style:name="T137" style:family="text">
      <style:text-properties officeooo:rsid="0046bfdc"/>
    </style:style>
    <style:style style:name="T138" style:family="text">
      <style:text-properties style:font-name="Times New Roman" fo:language="uk" fo:country="UA" style:font-name-complex="Times New Roman" style:language-complex="ar" style:country-complex="SA"/>
    </style:style>
    <style:style style:name="T139" style:family="text">
      <style:text-properties officeooo:rsid="003c096d"/>
    </style:style>
    <style:style style:name="T140" style:family="text">
      <style:text-properties officeooo:rsid="0051592c"/>
    </style:style>
    <style:style style:name="T141" style:family="text">
      <style:text-properties officeooo:rsid="00532079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Варіант №<text:span text:style-name="T141">23</text:span></text:p>
      <text:p text:style-name="P6"/>
      <text:p text:style-name="P6">1). Які з наведених співвідношень є <text:span text:style-name="T135">не</text:span>правильними?</text:p>
      <text:list xml:id="list3777761919" text:style-name="L1">
        <text:list-item>
          <text:p text:style-name="P49">|{{⊘}}| = 2;</text:p>
        </text:list-item>
        <text:list-item>
          <text:p text:style-name="P50"><text:span text:style-name="T132">1</text:span><text:span text:style-name="T134">⊆</text:span><text:span text:style-name="T132">{1, {2}}</text:span>; </text:p>
        </text:list-item>
        <text:list-item>
          <text:p text:style-name="P50">{<text:span text:style-name="T19">⊘</text:span>}<text:span text:style-name="T19">∈</text:span>{1, {2}};</text:p>
        </text:list-item>
        <text:list-item>
          <text:p text:style-name="P51">{1, 2, 3} = {1, 3, 2}; <text:s/></text:p>
        </text:list-item>
        <text:list-item>
          <text:p text:style-name="P52"><text:span text:style-name="T120">{2}</text:span><text:span text:style-name="T19">∈</text:span><text:span text:style-name="T120">{1, {2}}; <text:s/></text:span></text:p>
        </text:list-item>
        <text:list-item>
          <text:p text:style-name="P53"><text:span text:style-name="T19">⊘∈</text:span><text:span text:style-name="T120">{1, {2}};</text:span></text:p>
        </text:list-item>
        <text:list-item>
          <text:p text:style-name="P52"><text:span text:style-name="T120">{1}</text:span><text:span text:style-name="T19">∈</text:span><text:span text:style-name="T120">{1, {2}}; <text:s/></text:span></text:p>
        </text:list-item>
        <text:list-item>
          <text:p text:style-name="P53"><text:span text:style-name="T127">⊘</text:span><text:span text:style-name="T19">⊆</text:span><text:span text:style-name="T120">{1, {2}}; <text:s/></text:span></text:p>
        </text:list-item>
        <text:list-item>
          <text:p text:style-name="P52"><text:span text:style-name="T120">{1}</text:span><text:span text:style-name="T19">⊆</text:span><text:span text:style-name="T120">{1, {2}}; <text:s/></text:span></text:p>
        </text:list-item>
        <text:list-item>
          <text:p text:style-name="P52"><text:span text:style-name="T133">{{2}}</text:span><text:span text:style-name="T134">⊆</text:span><text:span text:style-name="T133">{1, {2}};</text:span><text:span text:style-name="T120"> <text:s/></text:span></text:p>
        </text:list-item>
        <text:list-item>
          <text:p text:style-name="P53"><text:span text:style-name="T120">{1, {2}}</text:span><text:span text:style-name="T121">=</text:span><text:span text:style-name="T120">{</text:span><text:span text:style-name="T19">⊘</text:span><text:span text:style-name="T120">, 1, {2}};</text:span></text:p>
        </text:list-item>
        <text:list-item>
          <text:p text:style-name="P53"><text:span text:style-name="T120">{</text:span><text:span text:style-name="T19">⊘</text:span><text:span text:style-name="T120">}</text:span><text:span text:style-name="T19">⊆</text:span><text:span text:style-name="T120">{1, {2}}; <text:s/></text:span></text:p>
          <text:p text:style-name="P54"/>
        </text:list-item>
      </text:list>
      <text:p text:style-name="P18"><text:span text:style-name="T120">2). Для заданої множини A = {</text:span><text:span text:style-name="T19">⊘</text:span><text:span text:style-name="T120">, {</text:span><text:span text:style-name="T124">e</text:span><text:span text:style-name="T120">, </text:span><text:span text:style-name="T124">g</text:span><text:span text:style-name="T120">}} побудувати булеан </text:span><text:span text:style-name="T20">β</text:span><text:span text:style-name="T120">(A) множини A.</text:span></text:p>
      <text:p text:style-name="P7"/>
      <text:p text:style-name="P19"><text:span text:style-name="T120">3). Нехай A={1, 3, </text:span><text:span text:style-name="T125">4</text:span><text:span text:style-name="T120">, </text:span><text:span text:style-name="T125">7</text:span><text:span text:style-name="T120">}, B={</text:span><text:span text:style-name="T125">1</text:span><text:span text:style-name="T120">, </text:span><text:span text:style-name="T125">4</text:span><text:span text:style-name="T120">, </text:span><text:span text:style-name="T125">8</text:span><text:span text:style-name="T120">}. Знайти A</text:span><text:span text:style-name="T128">⋂</text:span><text:span text:style-name="T120">B, A</text:span><text:span text:style-name="T128">⋃</text:span><text:span text:style-name="T120">B, В\А, A\B, A</text:span><text:span text:style-name="T128">∇</text:span><text:span text:style-name="T120">B, де </text:span><text:span text:style-name="T19">∇</text:span><text:span text:style-name="T120"> - симетрична різниця.</text:span></text:p>
      <text:p text:style-name="P5"/>
      <text:p text:style-name="P18"><text:span text:style-name="T120">4) Довести, що </text:span><text:span text:style-name="T19">β</text:span><text:span text:style-name="T120">(A</text:span><text:span text:style-name="T19">⋂</text:span><text:span text:style-name="T120">C) = </text:span><text:span text:style-name="T19">β</text:span><text:span text:style-name="T120">(A) </text:span><text:span text:style-name="T19">⋂</text:span><text:span text:style-name="T120"> </text:span><text:span text:style-name="T19">β</text:span><text:span text:style-name="T120">(C), де </text:span><text:span text:style-name="T19">β</text:span><text:span text:style-name="T120">(X) - булеан множини X.</text:span></text:p>
      <text:p text:style-name="P5"/>
      <text:p text:style-name="P5">5). Довести наведені нижче рівності шляхом тотожних перетворень:</text:p>
      <text:p text:style-name="P20"><text:span text:style-name="T120">(а) A </text:span><text:span text:style-name="T19">⋂ </text:span><text:span text:style-name="T120">(А </text:span><text:span text:style-name="T19">⋃ </text:span><text:span text:style-name="T120">В) = А; <text:s/></text:span></text:p>
      <text:p text:style-name="P20"><text:span text:style-name="T123">(</text:span><text:span text:style-name="T126">б</text:span><text:span text:style-name="T123">) <text:s/>(A </text:span><text:span text:style-name="T22">⋂</text:span><text:span text:style-name="T123"> B) ⋃ (А </text:span><text:span text:style-name="T22">⋂ </text:span><text:span text:style-name="T129">⎺</text:span><text:span text:style-name="T123">В) ⋃ (</text:span><text:span text:style-name="T22">⎺</text:span><text:span text:style-name="T123">A </text:span><text:span text:style-name="T22">⋂</text:span><text:span text:style-name="T123"> B) = A </text:span><text:span text:style-name="T22">⋂</text:span><text:span text:style-name="T123"> B, </text:span><text:span text:style-name="T122">де </text:span><text:span text:style-name="T21">⎺Х</text:span><text:span text:style-name="T122"> — </text:span><text:span text:style-name="T123">операція доповнення множини Х.</text:span></text:p>
      <text:p text:style-name="P5"/>
      <text:p text:style-name="P21"><text:span text:style-name="T120">6). Довести, що не можна виразити операцію \ через операції ⋃ та </text:span><text:span text:style-name="T19">⋂</text:span><text:span text:style-name="T120">.</text:span></text:p>
      <text:p text:style-name="P5"/>
      <text:p text:style-name="P8">7). Нехай на множині М = {1, 2, 3, 4} задані відношення:</text:p>
      <text:p text:style-name="P22"><text:span text:style-name="T120">R</text:span><text:span text:style-name="T3">1 </text:span><text:span text:style-name="T120">= {(1, 2), (1, 3), (2, 3), (2, 4), (4, 1), (4, 3)};</text:span></text:p>
      <text:p text:style-name="P22"><text:span text:style-name="T120">R</text:span><text:span text:style-name="T4">2</text:span><text:span text:style-name="T120"> = {(1,2), (1,3), (1,4), (2,1), (3,1), (3, 3), (4, 1)}; </text:span></text:p>
      <text:p text:style-name="P23"><text:span text:style-name="T120">R</text:span><text:span text:style-name="T4">3</text:span><text:span text:style-name="T120">={(1,1), (2,2), (3,3), (4,4), (2,3), (2,4), (3,1), (4,1)}; </text:span></text:p>
      <text:p text:style-name="P23"><text:span text:style-name="T120">R</text:span><text:span text:style-name="T3">4</text:span><text:span text:style-name="T120"> = {(1, 1), (2, 2), (3, 3), (4, 4), (1, 3), (2, 4), (3, 1), (4, 2)}; </text:span></text:p>
      <text:p text:style-name="P18"><text:span text:style-name="T120">R</text:span><text:span text:style-name="T3">5</text:span><text:span text:style-name="T120"> = {(1, 1), (1, 2), (1, 4), (2, 2), (2, 4), (3, 3), (3, 4), (4, 2), (4, 3), (4, 4)}.</text:span></text:p>
      <text:p text:style-name="P9">Визначити, які з цих відношень: </text:p>
      <text:p text:style-name="P9">(а) рефлексивні; (б) антирефлексивні; (в) не рефлексивні; </text:p>
      <text:p text:style-name="P5">(г) симетричні; (д) антисиметричні; (е) не симетричні; (є) транзитивні.</text:p>
      <text:p text:style-name="P5"/>
      <text:p text:style-name="P18"><text:span text:style-name="T120">8). Довести, що (A\B)</text:span><text:span text:style-name="T130">⨯</text:span><text:span text:style-name="T120">С=(A</text:span><text:span text:style-name="T19">⨯</text:span><text:span text:style-name="T120">С)\(B</text:span><text:span text:style-name="T19">⨯</text:span><text:span text:style-name="T120">С).</text:span></text:p>
      <text:p text:style-name="P10"/>
      <text:p text:style-name="P24"><text:span text:style-name="T120">9). Для відношень R</text:span><text:span text:style-name="T3">1</text:span><text:span text:style-name="T120"> і R</text:span><text:span text:style-name="T3">2</text:span><text:span text:style-name="T120"> таких, що R</text:span><text:span text:style-name="T3">1</text:span><text:span text:style-name="T19">⊆</text:span><text:span text:style-name="T120">R</text:span><text:span text:style-name="T3">2</text:span><text:span text:style-name="T120"> довести, що R</text:span><text:span text:style-name="T3">1</text:span><text:span text:style-name="T17">○</text:span><text:span text:style-name="T120">Q </text:span><text:span text:style-name="T19">⊆</text:span><text:span text:style-name="T120"> R</text:span><text:span text:style-name="T3">2</text:span><text:span text:style-name="T19">○</text:span><text:span text:style-name="T120">Q, де Q – довільне відношення.</text:span></text:p>
      <text:p text:style-name="P5"/>
      <text:p text:style-name="P18"><text:span text:style-name="T120">10). Довести, що композиція R</text:span><text:span text:style-name="T3">1</text:span><text:span text:style-name="T19">○</text:span><text:span text:style-name="T120">R</text:span><text:span text:style-name="T3">2</text:span><text:span text:style-name="T120"> симетричних відношень R</text:span><text:span text:style-name="T3">1</text:span><text:span text:style-name="T120"> і R</text:span><text:span text:style-name="T3">2</text:span><text:span text:style-name="T120"> буде симетричним відношенням тоді і тільки тоді, коли R</text:span><text:span text:style-name="T3">1</text:span><text:span text:style-name="T19">○</text:span><text:span text:style-name="T120">R</text:span><text:span text:style-name="T3">2</text:span><text:span text:style-name="T120"> = R</text:span><text:span text:style-name="T3">2</text:span><text:span text:style-name="T19">○</text:span><text:span text:style-name="T120">R</text:span><text:span text:style-name="T3">1</text:span><text:span text:style-name="T120">.</text:span></text:p>
      <text:p text:style-name="P5"/>
      <text:p text:style-name="P25"><text:span text:style-name="T120">11). </text:span><text:span text:style-name="T36">В</text:span><text:span text:style-name="T37">ід</text:span><text:span text:style-name="T36">ношення R</text:span><text:span text:style-name="T79">+</text:span><text:span text:style-name="T36"> назива</text:span><text:span text:style-name="T37">є</text:span><text:span text:style-name="T36">ться транзитивн</text:span><text:span text:style-name="T37">и</text:span><text:span text:style-name="T36">м зам</text:span><text:span text:style-name="T37">и</text:span><text:span text:style-name="T36">кан</text:span><text:span text:style-name="T37">н</text:span><text:span text:style-name="T36">ям в</text:span><text:span text:style-name="T37">ід</text:span><text:span text:style-name="T36">ношення </text:span><text:span text:style-name="T37">R</text:span><text:span text:style-name="T36"> на М, якщо </text:span><text:span text:style-name="T37">a</text:span><text:span text:style-name="T36">R</text:span><text:span text:style-name="T79">+</text:span><text:span text:style-name="T37">b</text:span><text:span text:style-name="T36">, </text:span><text:span text:style-name="T37">де </text:span><text:span text:style-name="T36">а, </text:span><text:span text:style-name="T37">b</text:span><text:span text:style-name="T36"> </text:span><text:span text:style-name="T47">∈</text:span><text:span text:style-name="T36">М, тод</text:span><text:span text:style-name="T37">і</text:span><text:span text:style-name="T36"> й т</text:span><text:span text:style-name="T37">іл</text:span><text:span text:style-name="T36">ьки тод</text:span><text:span text:style-name="T37">і</text:span><text:span text:style-name="T36">, коли у множи</text:span><text:span text:style-name="T37">ні</text:span><text:span text:style-name="T36"> М </text:span><text:span text:style-name="T37">існ</text:span><text:span text:style-name="T36">у</text:span><text:span text:style-name="T37">є</text:span><text:span text:style-name="T36"> така посл</text:span><text:span text:style-name="T38">ід</text:span><text:span text:style-name="T36">ов</text:span><text:span text:style-name="T38">ні</text:span><text:span text:style-name="T36">сть елемен</text:span><text:span text:style-name="T38">ті</text:span><text:span text:style-name="T36">в а</text:span><text:span text:style-name="T74">1</text:span><text:span text:style-name="T36">, а</text:span><text:span text:style-name="T73">2</text:span><text:span text:style-name="T36">, ..., а</text:span><text:span text:style-name="T74">k</text:span><text:span text:style-name="T36">, що а</text:span><text:span text:style-name="T74">1</text:span><text:span text:style-name="T36"> = а, а</text:span><text:span text:style-name="T74">k</text:span><text:span text:style-name="T36"> = </text:span><text:span text:style-name="T49">b</text:span><text:span text:style-name="T36"> </text:span><text:span text:style-name="T38">і</text:span><text:span text:style-name="T36"> а</text:span><text:span text:style-name="T74">1</text:span><text:span text:style-name="T36">Rа</text:span><text:span text:style-name="T73">2</text:span><text:span text:style-name="T36">, а</text:span><text:span text:style-name="T74">2</text:span><text:span text:style-name="T36">Rа</text:span><text:span text:style-name="T74">3</text:span><text:span text:style-name="T36">, ..., а</text:span><text:span text:style-name="T74">k-1</text:span><text:span text:style-name="T36">Rа</text:span><text:span text:style-name="T74">k</text:span><text:span text:style-name="T38">. </text:span><text:span text:style-name="T36">Довести, що в</text:span><text:span text:style-name="T38">ід</text:span><text:span text:style-name="T36">ношення R транзитивне тод</text:span><text:span text:style-name="T38">і</text:span><text:span text:style-name="T36"> й т</text:span><text:span text:style-name="T38">іл</text:span><text:span text:style-name="T36">ьки тод</text:span><text:span text:style-name="T38">і</text:span><text:span text:style-name="T36">, коли R</text:span><text:span text:style-name="T79">+</text:span><text:span text:style-name="T36"> = R.</text:span></text:p>
      <text:p text:style-name="P11"/>
      <text:p text:style-name="P26"><text:span text:style-name="T120">12). Довести, якщо f</text:span><text:span text:style-name="T19">⊆</text:span><text:span text:style-name="T120">А</text:span><text:span text:style-name="T19">⨯</text:span><text:span text:style-name="T120">В і g</text:span><text:span text:style-name="T19">⊆</text:span><text:span text:style-name="T120">B</text:span><text:span text:style-name="T19">⨯</text:span><text:span text:style-name="T120">C - всюди визначені відношення, то f</text:span><text:span text:style-name="T19">○</text:span><text:span text:style-name="T120">g</text:span><text:span text:style-name="T19">⊆</text:span><text:span text:style-name="T120">А</text:span><text:span text:style-name="T19">⨯</text:span><text:span text:style-name="T120">C - всюди визначене.</text:span></text:p>
      <text:p text:style-name="P5"/>
      <text:p text:style-name="P27"><text:soft-page-break/><text:span text:style-name="T120">13). Довести, що відношення f</text:span><text:span text:style-name="T19">⊆</text:span><text:span text:style-name="T120">А</text:span><text:span text:style-name="T19">⨯</text:span><text:span text:style-name="T120">В є сюр’єктивним відношенням тоді й тільки тоді, коли і</text:span><text:span text:style-name="T3">В</text:span><text:span text:style-name="T19">⊆</text:span><text:span text:style-name="T120">f</text:span><text:span text:style-name="T6">-1</text:span><text:span text:style-name="T19">○</text:span><text:span text:style-name="T120">f.</text:span></text:p>
      <text:p text:style-name="P5"/>
      <text:p text:style-name="P12">14). Нехай задані множини A = {a, b, c, d, e} і B = {1, 2, 3, 4, 5} та відношення між ними:</text:p>
      <text:p text:style-name="P12">C1 = {(a, 3), (b, 2), (c, 3), (e, 3)}, <text:s text:c="3"/></text:p>
      <text:p text:style-name="P12">C<text:span text:style-name="T137">2</text:span> = {(a, 2), (a, 3), (b, 1), (c, 4), (c, 5), (d, 1), (e, 2), (e, 4)}, <text:s text:c="3"/></text:p>
      <text:p text:style-name="P12">C<text:span text:style-name="T137">3</text:span> = {(a, 2), (a, 5), (b, 1), (b, 5), (c, 2), (d, 3), (d, 5)}, </text:p>
      <text:p text:style-name="P12">C4 = {(a, 4), (b, 3), (c, 5), (d, 2), (e, 1)}, </text:p>
      <text:p text:style-name="P12">C5 = {(a, 2), (b, 3), (c, 4), (d, 1), (e, 5)}. </text:p>
      <text:p text:style-name="P12">Визначити, які з цих відношень: </text:p>
      <text:p text:style-name="P12">(а) функціональні; (б) всюди визначені; (в) сюр’єктивні; (г) ін’єктивні; (д) бієктивні.</text:p>
      <text:p text:style-name="P12"/>
      <text:p text:style-name="P13">15). <text:span text:style-name="T69">Довести, що для дов</text:span><text:span text:style-name="T70">іл</text:span><text:span text:style-name="T69">ьного в</text:span><text:span text:style-name="T70">ід</text:span><text:span text:style-name="T69">ношення екв</text:span><text:span text:style-name="T70">і</text:span><text:span text:style-name="T69">валентнос</text:span><text:span text:style-name="T70">ті</text:span><text:span text:style-name="T69"> </text:span><text:span text:style-name="T43">R</text:span><text:span text:style-name="T69"> наведе</text:span><text:span text:style-name="T70">ні</text:span><text:span text:style-name="T69"> твердження р</text:span><text:span text:style-name="T70">і</text:span><text:span text:style-name="T69">вносиль</text:span><text:span text:style-name="T70">ні</text:span><text:span text:style-name="T69">:</text:span></text:p>
      <text:p text:style-name="P14"><text:span text:style-name="T68">(а) (х, у)</text:span><text:span text:style-name="T71">∈</text:span><text:span text:style-name="T43">R; </text:span><text:span text:style-name="T33">(б)</text:span><text:span text:style-name="T43"> [x]</text:span><text:span text:style-name="T75">R</text:span><text:span text:style-name="T43"> </text:span><text:span text:style-name="T46">⋂</text:span><text:span text:style-name="T43"> [y]</text:span><text:span text:style-name="T75">R</text:span><text:span text:style-name="T43"> </text:span><text:span text:style-name="T69">≠</text:span><text:span text:style-name="T43"> </text:span><text:span text:style-name="T46">⊘</text:span><text:span text:style-name="T43">; </text:span><text:span text:style-name="T33">(в) </text:span><text:span text:style-name="T43">[x]</text:span><text:span text:style-name="T75">R</text:span><text:span text:style-name="T43"> = [y]</text:span><text:span text:style-name="T75">R</text:span><text:span text:style-name="T43">.</text:span></text:p>
      <text:p text:style-name="P5"/>
      <text:p text:style-name="P15">16). На множині А = {a, b, c, d} визначити частковий порядок з <text:span text:style-name="T139">одним</text:span> мінімальним і двома максимальним<text:span text:style-name="T139">и</text:span> елементами.</text:p>
      <text:p text:style-name="P5"/>
      <text:p text:style-name="P15">17). Побудувати частково впорядковану множину з 1 мінімальним, але без найменшого елемента.</text:p>
      <text:p text:style-name="P5"/>
      <text:p text:style-name="P45"><text:span text:style-name="T120">18). Нехай R і Q – часткові порядки на множині А. Довести, що R</text:span><text:span text:style-name="T19">⋂</text:span><text:span text:style-name="T120">Q - частковий порядок на А.</text:span></text:p>
      <text:p text:style-name="P16"/>
      <text:p text:style-name="P16">19). Побудувати відношення лінійного порядку на множині N<text:span text:style-name="T5">2</text:span>, де N – множина натуральних чисел.</text:p>
      <text:p text:style-name="P16"/>
      <text:p text:style-name="P16">20). Яка потужність множини ірраціональних чисел? (Відповідь обґрунтувати).</text:p>
      <text:p text:style-name="P16"/>
      <text:p text:style-name="P16">21). Побудувати взаємно-однозначну відповідність між точками довільного відрізку i прямої.</text:p>
      <text:p text:style-name="P16"/>
      <text:p text:style-name="P16">22). Побудувати бієкцію між множиною точок інтервалу (0, 1) і відрізку [0, 1].</text:p>
      <text:p text:style-name="P16"/>
      <text:p text:style-name="P28"><text:span text:style-name="T120">23). Нехай А – довільна множина, f: A</text:span><text:span text:style-name="T131">→</text:span><text:span text:style-name="T19">β</text:span><text:span text:style-name="T120">(A) - відображення. Довести, що f(A)</text:span><text:span text:style-name="T131">≠</text:span><text:span text:style-name="T19">β</text:span><text:span text:style-name="T120">(A) і |f(A)|&lt;|</text:span><text:span text:style-name="T19">β</text:span><text:span text:style-name="T120">(A)|.</text:span></text:p>
      <text:p text:style-name="P16"/>
      <text:p text:style-name="P16">24). Довести, що потужність множини всіх функцій дійсного аргументу більша за континуум.</text:p>
      <text:p text:style-name="P16"/>
      <text:p text:style-name="P16">25). <text:span text:style-name="T23">Знайти множини:</text:span></text:p>
      <text:p text:style-name="P28"><text:span text:style-name="T24">(а) {</text:span><text:span text:style-name="T28">⊘</text:span><text:span text:style-name="T24">} </text:span><text:span text:style-name="T28">⋂</text:span><text:span text:style-name="T24"> {</text:span><text:span text:style-name="T28">⊘</text:span><text:span text:style-name="T24">}; <text:s/></text:span></text:p>
      <text:p text:style-name="P28"><text:span text:style-name="T24">(б) {</text:span><text:span text:style-name="T28">⊘</text:span><text:span text:style-name="T24">, {</text:span><text:span text:style-name="T28">⊘</text:span><text:span text:style-name="T24">}} \ </text:span><text:span text:style-name="T28">⊘</text:span><text:span text:style-name="T24">; </text:span></text:p>
      <text:p text:style-name="P28"><text:span text:style-name="T24">(в) </text:span><text:span text:style-name="T28">⊘</text:span><text:span text:style-name="T24"> </text:span><text:span text:style-name="T28">⋂</text:span><text:span text:style-name="T24"> {</text:span><text:span text:style-name="T28">⊘</text:span><text:span text:style-name="T24">}; </text:span></text:p>
      <text:p text:style-name="P16"><text:span text:style-name="T23">(г) {</text:span><text:span text:style-name="T28">⊘</text:span><text:span text:style-name="T23">, {</text:span><text:span text:style-name="T28">⊘</text:span><text:span text:style-name="T23">}} \ {{</text:span><text:span text:style-name="T28">⊘</text:span><text:span text:style-name="T23">}}; </text:span></text:p>
      <text:p text:style-name="P16"><text:span text:style-name="T23">(д) </text:span><text:span text:style-name="T28">⊘</text:span><text:span text:style-name="T23">⋃{</text:span><text:span text:style-name="T28">⊘</text:span><text:span text:style-name="T23">}; </text:span></text:p>
      <text:p text:style-name="P16"><text:span text:style-name="T23">(е) {</text:span><text:span text:style-name="T28">⊘</text:span><text:span text:style-name="T23">, {</text:span><text:span text:style-name="T28">⊘</text:span><text:span text:style-name="T23">}} \ {</text:span><text:span text:style-name="T28">⊘</text:span><text:span text:style-name="T23">}.</text:span></text:p>
      <text:p text:style-name="P16"/>
      <text:p text:style-name="P16">26). <text:span text:style-name="T14">Нехай А = {а</text:span><text:span text:style-name="T1">1</text:span><text:span text:style-name="T14">, а</text:span><text:span text:style-name="T2">2</text:span><text:span text:style-name="T14">, ..., а</text:span><text:span text:style-name="T1">n</text:span><text:span text:style-name="T14">} — ск</text:span><text:span text:style-name="T15">ін</text:span><text:span text:style-name="T14">ченна множина, </text:span><text:span text:style-name="T15">що складається</text:span><text:span text:style-name="T14"> з </text:span><text:span text:style-name="T15">n </text:span><text:span text:style-name="T14">елемент</text:span><text:span text:style-name="T15">ів</text:span><text:span text:style-name="T14"> (|</text:span><text:span text:style-name="T15">А</text:span><text:span text:style-name="T14">| = </text:span><text:span text:style-name="T15">n</text:span><text:span text:style-name="T14">). </text:span><text:span text:style-name="T44">Довести,</text:span><text:span text:style-name="T14"> </text:span><text:span text:style-name="T15">що </text:span><text:span text:style-name="T14">к</text:span><text:span text:style-name="T15">іл</text:span><text:span text:style-name="T14">ь</text:span><text:span text:style-name="T15">кі</text:span><text:span text:style-name="T14">сть ус</text:span><text:span text:style-name="T15">і</text:span><text:span text:style-name="T14">х п</text:span><text:span text:style-name="T15">ід</text:span><text:span text:style-name="T14">множин множин</text:span><text:span text:style-name="T15">и А (її булеан </text:span><text:span text:style-name="T18">β</text:span><text:span text:style-name="T14">(A)</text:span><text:span text:style-name="T15">) </text:span><text:span text:style-name="T14">дор</text:span><text:span text:style-name="T15">і</text:span><text:span text:style-name="T14">вню</text:span><text:span text:style-name="T15">є</text:span><text:span text:style-name="T14"> 2</text:span><text:span text:style-name="T7">|</text:span><text:span text:style-name="T8">А</text:span><text:span text:style-name="T7">|</text:span><text:span text:style-name="T14">, тобто |</text:span><text:span text:style-name="T18">β</text:span><text:span text:style-name="T14">(A)|</text:span><text:span text:style-name="T15">=</text:span><text:span text:style-name="T14">2</text:span><text:span text:style-name="T7">|</text:span><text:span text:style-name="T8">А</text:span><text:span text:style-name="T7">|</text:span><text:span text:style-name="T14">.</text:span></text:p>
      <text:p text:style-name="P16"/>
      <text:p text:style-name="P16">27). <text:span text:style-name="T14">Встановити вза</text:span><text:span text:style-name="T16">є</text:span><text:span text:style-name="T14">мно-однозначну в</text:span><text:span text:style-name="T16">ід</text:span><text:span text:style-name="T14">пов</text:span><text:span text:style-name="T16">ід</text:span><text:span text:style-name="T14">н</text:span><text:span text:style-name="T16">іс</text:span><text:span text:style-name="T14">ть </text:span><text:span text:style-name="T16">мі</text:span><text:span text:style-name="T14">ж множиною натуральних чисел N </text:span><text:span text:style-name="T16">і</text:span><text:span text:style-name="T14"> множиною ц</text:span><text:span text:style-name="T45">іл</text:span><text:span text:style-name="T14">их чисел </text:span><text:span text:style-name="T16">Z.</text:span></text:p>
      <text:p text:style-name="P16"/>
      <text:p text:style-name="P42"><text:span text:style-name="T138">28). Довести, об’єднання </text:span><text:span text:style-name="T84">злічен</text:span><text:span text:style-name="T138">ної сукупності континуальних множин має потужність континуум.</text:span></text:p>
      <text:p text:style-name="P16"/>
      <text:p text:style-name="P28"><text:span text:style-name="T120">29). </text:span><text:span text:style-name="T9">Чи правиль</text:span><text:span text:style-name="T10">ні</text:span><text:span text:style-name="T9"> та</text:span><text:span text:style-name="T10">кі</text:span><text:span text:style-name="T9"> твердження (</text:span><text:span text:style-name="T12">в</text:span><text:span text:style-name="T9">ідповідь обґрунтувати):</text:span></text:p>
      <text:p text:style-name="P34">(а) якщо А = В, то А ~ В;</text:p>
      <text:p text:style-name="P34">(б) якщо А ~ В, то А = В.</text:p>
      <text:p text:style-name="P16"><text:soft-page-break/></text:p>
      <text:p text:style-name="P16">30). <text:span text:style-name="T85">Довести, що якщо A та B — зліченні, то A</text:span><text:span text:style-name="T88">⨯</text:span><text:span text:style-name="T85">B — зліченн</text:span><text:span text:style-name="T89">а </text:span><text:span text:style-name="T85">множин</text:span><text:span text:style-name="T89">а</text:span><text:span text:style-name="T85">.</text:span></text:p>
      <text:p text:style-name="P16"/>
      <text:p text:style-name="P28"><text:span text:style-name="T42">31) </text:span><text:span text:style-name="T36">Довести, що об’</text:span><text:span text:style-name="T40">є</text:span><text:span text:style-name="T36">днання </text:span><text:span text:style-name="T35">R</text:span><text:span text:style-name="T72">1</text:span><text:span text:style-name="T36">⋃</text:span><text:span text:style-name="T35">R</text:span><text:span text:style-name="T72">2</text:span><text:span text:style-name="T36"> двох еквівалентностей </text:span><text:span text:style-name="T35">R</text:span><text:span text:style-name="T72">1</text:span><text:span text:style-name="T36"> </text:span><text:span text:style-name="T48">і</text:span><text:span text:style-name="T36"> </text:span><text:span text:style-name="T35">R</text:span><text:span text:style-name="T72">2</text:span><text:span text:style-name="T36"> </text:span><text:span text:style-name="T39">є</text:span><text:span text:style-name="T36"> екв</text:span><text:span text:style-name="T39">і</text:span><text:span text:style-name="T36">валентн</text:span><text:span text:style-name="T39">і</text:span><text:span text:style-name="T36">стю тод</text:span><text:span text:style-name="T39">і</text:span><text:span text:style-name="T36"> й т</text:span><text:span text:style-name="T39">іл</text:span><text:span text:style-name="T36">ьки т</text:span><text:span text:style-name="T39">о</text:span><text:span text:style-name="T36">д</text:span><text:span text:style-name="T39">і</text:span><text:span text:style-name="T36">, коли </text:span><text:span text:style-name="T35">R</text:span><text:span text:style-name="T72">1</text:span><text:span text:style-name="T36">⋃</text:span><text:span text:style-name="T35">R</text:span><text:span text:style-name="T72">2</text:span><text:span text:style-name="T36"> = </text:span><text:span text:style-name="T35">R</text:span><text:span text:style-name="T72">1</text:span><text:span text:style-name="T36">○</text:span><text:span text:style-name="T35">R</text:span><text:span text:style-name="T72">2</text:span><text:span text:style-name="T36">.</text:span></text:p>
      <text:p text:style-name="P37"/>
      <text:p text:style-name="P28"><text:span text:style-name="T42">32) </text:span><text:span text:style-name="T36">Довести, що для дов</text:span><text:span text:style-name="T39">іл</text:span><text:span text:style-name="T36">ьного в</text:span><text:span text:style-name="T39">ід</text:span><text:span text:style-name="T36">ношення екв</text:span><text:span text:style-name="T39">і</text:span><text:span text:style-name="T36">валентнос</text:span><text:span text:style-name="T39">ті </text:span><text:span text:style-name="T35">R</text:span><text:span text:style-name="T36"> викону</text:span><text:span text:style-name="T39">є</text:span><text:span text:style-name="T36">ться р</text:span><text:span text:style-name="T39">і</text:span><text:span text:style-name="T36">вн</text:span><text:span text:style-name="T39">і</text:span><text:span text:style-name="T36">сть </text:span><text:span text:style-name="T35">R</text:span><text:span text:style-name="T46">○</text:span><text:span text:style-name="T35">R</text:span><text:span text:style-name="T36"> = </text:span><text:span text:style-name="T35">R</text:span><text:span text:style-name="T36">.</text:span></text:p>
      <text:p text:style-name="P37"/>
      <text:p text:style-name="P33"><text:span text:style-name="T65">33) </text:span><text:span text:style-name="T56">Довести, що компози</text:span><text:span text:style-name="T57">ці</text:span><text:span text:style-name="T56">я </text:span><text:span text:style-name="T55">R</text:span><text:span text:style-name="T76">1</text:span><text:span text:style-name="T56">○</text:span><text:span text:style-name="T55">R</text:span><text:span text:style-name="T76">2</text:span><text:span text:style-name="T56"> двох еквівалентностей </text:span><text:span text:style-name="T55">R</text:span><text:span text:style-name="T76">1</text:span><text:span text:style-name="T56"> </text:span><text:span text:style-name="T67">і</text:span><text:span text:style-name="T56"> </text:span><text:span text:style-name="T55">R</text:span><text:span text:style-name="T76">2</text:span><text:span text:style-name="T56"> </text:span><text:span text:style-name="T57">є</text:span><text:span text:style-name="T56"> екв</text:span><text:span text:style-name="T57">і</text:span><text:span text:style-name="T56">валент</text:span><text:span text:style-name="T57">ні</text:span><text:span text:style-name="T56">стю, якщо </text:span><text:span text:style-name="T55">R</text:span><text:span text:style-name="T76">1</text:span><text:span text:style-name="T56">○</text:span><text:span text:style-name="T55">R</text:span><text:span text:style-name="T76">2 </text:span><text:span text:style-name="T58">=</text:span><text:span text:style-name="T56"> </text:span><text:span text:style-name="T55">R</text:span><text:span text:style-name="T76">1</text:span><text:span text:style-name="T56">⋃</text:span><text:span text:style-name="T55">R</text:span><text:span text:style-name="T76">2</text:span><text:span text:style-name="T56">. </text:span><text:span text:style-name="T58">Чи вірне обернене твердження? (Відповідь обґрунтувати).</text:span></text:p>
      <text:p text:style-name="P38"/>
      <text:p text:style-name="P33"><text:span text:style-name="T65">34) </text:span><text:span text:style-name="T58">Довести, що композиція </text:span><text:span text:style-name="T55">R</text:span><text:span text:style-name="T76">1</text:span><text:span text:style-name="T66">○</text:span><text:span text:style-name="T55">R</text:span><text:span text:style-name="T76">2</text:span><text:span text:style-name="T58"> транзитивних відношень </text:span><text:span text:style-name="T55">R</text:span><text:span text:style-name="T76">1</text:span><text:span text:style-name="T56"> </text:span><text:span text:style-name="T67">і</text:span><text:span text:style-name="T56"> </text:span><text:span text:style-name="T55">R</text:span><text:span text:style-name="T76">2</text:span><text:span text:style-name="T56"> </text:span><text:span text:style-name="T57">є</text:span><text:span text:style-name="T58"> транзитивним відношенням, якщо </text:span><text:span text:style-name="T55">R</text:span><text:span text:style-name="T76">1</text:span><text:span text:style-name="T66">○</text:span><text:span text:style-name="T55">R</text:span><text:span text:style-name="T76">2</text:span><text:span text:style-name="T59"> = </text:span><text:span text:style-name="T55">R</text:span><text:span text:style-name="T77">2</text:span><text:span text:style-name="T66">○</text:span><text:span text:style-name="T55">R</text:span><text:span text:style-name="T77">1</text:span><text:span text:style-name="T58">. Чи вірне обернене твердження? (Відповідь обґрунтувати).</text:span></text:p>
      <text:p text:style-name="P38"/>
      <text:p text:style-name="P30"><text:span text:style-name="T42">35) </text:span><text:span text:style-name="T110">Встановити вза</text:span><text:span text:style-name="T103">є</text:span><text:span text:style-name="T110">мно-однозначну в</text:span><text:span text:style-name="T103">ід</text:span><text:span text:style-name="T110">пов</text:span><text:span text:style-name="T103">ідні</text:span><text:span text:style-name="T110">сть </text:span><text:span text:style-name="T103">мі</text:span><text:span text:style-name="T110">ж точками квадрата </text:span><text:span text:style-name="T103">[</text:span><text:span text:style-name="T110">а, </text:span><text:span text:style-name="T103">b]</text:span><text:span text:style-name="T115">⨯</text:span><text:span text:style-name="T103">[</text:span><text:span text:style-name="T110">а, </text:span><text:span text:style-name="T103">b]</text:span><text:span text:style-name="T110"> та площини.</text:span></text:p>
      <text:p text:style-name="P55"/>
      <text:p text:style-name="P30"><text:span text:style-name="T42">36) </text:span><text:span text:style-name="T36">Побудувати найменше в</text:span><text:span text:style-name="T40">ід</text:span><text:span text:style-name="T36">ношення еквівалентност</text:span><text:span text:style-name="T40">і</text:span><text:span text:style-name="T36"> </text:span><text:span text:style-name="T40">Q</text:span><text:span text:style-name="T36"> на множи</text:span><text:span text:style-name="T40">ні </text:span><text:span text:style-name="T36">М = {1, 2, 3}, що включа</text:span><text:span text:style-name="T41">є</text:span><text:span text:style-name="T36"> задане в</text:span><text:span text:style-name="T41">ід</text:span><text:span text:style-name="T36">ношення К = {(2, </text:span><text:span text:style-name="T41">1</text:span><text:span text:style-name="T36">), (3, </text:span><text:span text:style-name="T41">2</text:span><text:span text:style-name="T36">)}.</text:span></text:p>
      <text:p text:style-name="P37"/>
      <text:p text:style-name="P31"><text:span text:style-name="T65">37) </text:span><text:span text:style-name="T56">Нехай </text:span><text:span text:style-name="T55">R</text:span><text:span text:style-name="T56"> — транзитивне в</text:span><text:span text:style-name="T60">ід</text:span><text:span text:style-name="T56">ношення на множи</text:span><text:span text:style-name="T60">ні</text:span><text:span text:style-name="T56"> М. Довести, що </text:span><text:span text:style-name="T55">R</text:span><text:span text:style-name="T56"> </text:span><text:span text:style-name="T60">є</text:span><text:span text:style-name="T56"> частковим порядком на </text:span><text:span text:style-name="T60">М</text:span><text:span text:style-name="T56"> тод</text:span><text:span text:style-name="T60">і</text:span><text:span text:style-name="T56"> й </text:span><text:span text:style-name="T60">ті</text:span><text:span text:style-name="T56">льки тод</text:span><text:span text:style-name="T60">і</text:span><text:span text:style-name="T56">, коли </text:span><text:span text:style-name="T60">R</text:span><text:span text:style-name="T52">⋂</text:span><text:span text:style-name="T60">R</text:span><text:span text:style-name="T80">-1 </text:span><text:span text:style-name="T60">= i</text:span><text:span text:style-name="T78">A</text:span><text:span text:style-name="T60">.</text:span></text:p>
      <text:p text:style-name="P39"/>
      <text:p text:style-name="P31"><text:span text:style-name="T65">38) </text:span><text:span text:style-name="T60">Нехай </text:span><text:span text:style-name="T51">≤</text:span><text:span text:style-name="T60"> </text:span><text:span text:style-name="T61">i</text:span><text:span text:style-name="T60"> &lt; — традиц</text:span><text:span text:style-name="T61">ійні</text:span><text:span text:style-name="T60"> в</text:span><text:span text:style-name="T61">ід</text:span><text:span text:style-name="T60">ношення порядку на множи</text:span><text:span text:style-name="T61">ні</text:span><text:span text:style-name="T60"> натуральних чи</text:span><text:span text:style-name="T61">сел N. Довести, що </text:span></text:p>
      <text:p text:style-name="P32"><text:span text:style-name="T50">≤</text:span><text:span text:style-name="T56">○</text:span><text:span text:style-name="T50">≥ = N</text:span><text:span text:style-name="T81">2</text:span><text:span text:style-name="T50">.</text:span></text:p>
      <text:p text:style-name="P41"/>
      <text:p text:style-name="P41"><text:span text:style-name="T140">39) </text:span>Довести, що будь-яка непорожня скінченна частково впорядкована множина А містить мінімальний і максимальний елементи.</text:p>
      <text:p text:style-name="P3"/>
      <text:p text:style-name="P29"><text:span text:style-name="T109">40) </text:span><text:span text:style-name="T105">Довести, що </text:span><text:span text:style-name="T108">перетин</text:span><text:span text:style-name="T105"> </text:span><text:span text:style-name="T106">f</text:span><text:span text:style-name="T118">1</text:span><text:span text:style-name="T111">⋂</text:span><text:span text:style-name="T106">f</text:span><text:span text:style-name="T118">2</text:span><text:span text:style-name="T105"> двох в</text:span><text:span text:style-name="T106">ідо</text:span><text:span text:style-name="T105">бражень </text:span><text:span text:style-name="T106">f</text:span><text:span text:style-name="T118">1</text:span><text:span text:style-name="T105"> </text:span><text:span text:style-name="T106">і f</text:span><text:span text:style-name="T118">2 <text:s/></text:span><text:span text:style-name="T105">з </text:span><text:span text:style-name="T106">А</text:span><text:span text:style-name="T105"> в В буде в</text:span><text:span text:style-name="T106">ід</text:span><text:span text:style-name="T105">ображенням </text:span><text:span text:style-name="T106">з</text:span><text:span text:style-name="T105"> А </text:span><text:span text:style-name="T107">в </text:span><text:span text:style-name="T105">В тод</text:span><text:span text:style-name="T106">і</text:span><text:span text:style-name="T105"> й т</text:span><text:span text:style-name="T106">іл</text:span><text:span text:style-name="T105">ьки тод</text:span><text:span text:style-name="T106">і</text:span><text:span text:style-name="T105">, коли <text:s/></text:span><text:span text:style-name="T106">f</text:span><text:span text:style-name="T118">1</text:span><text:span text:style-name="T105"> </text:span><text:span text:style-name="T114">=</text:span><text:span text:style-name="T105"> </text:span><text:span text:style-name="T106">f</text:span><text:span text:style-name="T118">2</text:span><text:span text:style-name="T106">.</text:span></text:p>
      <text:p text:style-name="P4"/>
      <text:p text:style-name="P28"><text:span text:style-name="T83">41) </text:span><text:span text:style-name="T82">За яких умов виконуються рівності</text:span><text:span text:style-name="T120">: (а) (А \ В)⋃В = А; </text:span><text:span text:style-name="T25">(</text:span><text:span text:style-name="T27">б</text:span><text:span text:style-name="T25">) A \ B = </text:span><text:span text:style-name="T26">В?</text:span></text:p>
      <text:p text:style-name="P16"/>
      <text:p text:style-name="P43"><text:span text:style-name="T140">42) </text:span>Довести, що множина нескінченна тоді і тільки тоді, коли вона еквівалентна деякій своїй власній підмножині.</text:p>
      <text:p text:style-name="P43"/>
      <text:p text:style-name="P44"><text:span text:style-name="T93">43) </text:span><text:span text:style-name="T85">Чи можна накреслити на площи</text:span><text:span text:style-name="T87">ні</text:span><text:span text:style-name="T85"> континуальну множину к</text:span><text:span text:style-name="T87">іл</text:span><text:span text:style-name="T85">, жод</text:span><text:span text:style-name="T87">ні</text:span><text:span text:style-name="T85"> два з яких не перетинаються? </text:span><text:span text:style-name="T90">(Відповідь обґрунтувати).</text:span></text:p>
      <text:p text:style-name="P46"/>
      <text:p text:style-name="P33"><text:span text:style-name="T65">44) </text:span><text:span text:style-name="T62">Якою </text:span><text:span text:style-name="T63">є</text:span><text:span text:style-name="T62"> потуж</text:span><text:span text:style-name="T63">ні</text:span><text:span text:style-name="T62">сть множини усіх монотонних в</text:span><text:span text:style-name="T63">ід</text:span><text:span text:style-name="T62">ображень типу </text:span><text:span text:style-name="T64">R</text:span><text:span text:style-name="T53">→</text:span><text:span text:style-name="T54">R</text:span><text:span text:style-name="T62">? (Відповідь обґрунтувати).</text:span></text:p>
      <text:p text:style-name="P40"/>
      <text:p text:style-name="P47"><text:span text:style-name="T32">45) </text:span><text:span text:style-name="T29">Показати</text:span><text:span text:style-name="T30">, </text:span><text:span text:style-name="T29">що</text:span><text:span text:style-name="T30"> сюр'єктивність </text:span><text:span text:style-name="T31">відповідності</text:span><text:span text:style-name="T30"> не є інваріантн</text:span><text:span text:style-name="T31">ою</text:span><text:span text:style-name="T30"> відносно перетину.</text:span></text:p>
      <text:p text:style-name="P57"/>
      <text:p text:style-name="P44"><text:span text:style-name="T92">46) </text:span><text:span text:style-name="T90">Довести, що множина вс</text:span><text:span text:style-name="T91">і</text:span><text:span text:style-name="T90">х ск</text:span><text:span text:style-name="T91">ін</text:span><text:span text:style-name="T90">ченних п</text:span><text:span text:style-name="T91">ід</text:span><text:span text:style-name="T90">множин зл</text:span><text:span text:style-name="T99">і</text:span><text:span text:style-name="T90">ченно</text:span><text:span text:style-name="T91">ї</text:span><text:span text:style-name="T90"> множини — зл</text:span><text:span text:style-name="T91">і</text:span><text:span text:style-name="T90">ченна.</text:span></text:p>
      <text:p text:style-name="P17"/>
      <text:p text:style-name="P30"><text:span text:style-name="T13">47) </text:span><text:span text:style-name="T9">Довести, що множина в</text:span><text:span text:style-name="T11">сі</text:span><text:span text:style-name="T9">х зл</text:span><text:span text:style-name="T11">і</text:span><text:span text:style-name="T9">ченних посл</text:span><text:span text:style-name="T34">ід</text:span><text:span text:style-name="T9">овностей натуральних чисел ма</text:span><text:span text:style-name="T11">є</text:span><text:span text:style-name="T9"> потуж</text:span><text:span text:style-name="T34">ні</text:span><text:span text:style-name="T9">сть континуум.</text:span></text:p>
      <text:p text:style-name="P35"/>
      <text:p text:style-name="P30"><text:span text:style-name="T98">48) </text:span><text:span text:style-name="T95">Число, яке не </text:span><text:span text:style-name="T96">є</text:span><text:span text:style-name="T95"> коренем жодного многочлена з ра</text:span><text:span text:style-name="T96">ці</text:span><text:span text:style-name="T95">ональними коеф</text:span><text:span text:style-name="T100">іці</text:span><text:span text:style-name="T101">є</text:span><text:span text:style-name="T95">нтами, назива</text:span><text:span text:style-name="T96">є</text:span><text:span text:style-name="T95">ться трансцендентним. </text:span><text:span text:style-name="T96">Довести, що м</text:span><text:span text:style-name="T95">ножина в</text:span><text:span text:style-name="T96">сі</text:span><text:span text:style-name="T95">х трансцендентних чисел континуальна.</text:span></text:p>
      <text:p text:style-name="P1"/>
      <text:p text:style-name="P30"><text:soft-page-break/><text:span text:style-name="T98">49) </text:span><text:span text:style-name="T95">Побудувати взаємно-однозначну відповідність між точками довільн</text:span><text:span text:style-name="T102">их двох</text:span><text:span text:style-name="T95"> відрізк</text:span><text:span text:style-name="T97">ів</text:span><text:span text:style-name="T95"> </text:span><text:span text:style-name="T94">[</text:span><text:span text:style-name="T95">а, </text:span><text:span text:style-name="T94">b] </text:span><text:span text:style-name="T95">i </text:span><text:span text:style-name="T94">[</text:span><text:span text:style-name="T97">c</text:span><text:span text:style-name="T95">, </text:span><text:span text:style-name="T97">d</text:span><text:span text:style-name="T94">].</text:span></text:p>
      <text:p text:style-name="P2"/>
      <text:p text:style-name="P44"><text:span text:style-name="T93">50) </text:span><text:span text:style-name="T86">Довести, що м</text:span><text:span text:style-name="T85">ножина в</text:span><text:span text:style-name="T86">сі</text:span><text:span text:style-name="T85">х п</text:span><text:span text:style-name="T86">ід</text:span><text:span text:style-name="T85">множин зл</text:span><text:span text:style-name="T86">і</text:span><text:span text:style-name="T85">ченно</text:span><text:span text:style-name="T86">ї</text:span><text:span text:style-name="T85"> множини А ма</text:span><text:span text:style-name="T86">є </text:span><text:span text:style-name="T85">потуж</text:span><text:span text:style-name="T86">ні</text:span><text:span text:style-name="T85">сть континуум.</text:span></text:p>
      <text:p text:style-name="P36"/>
      <text:p text:style-name="P30"><text:span text:style-name="T109">51) </text:span><text:span text:style-name="T103">Довести, що для дов</text:span><text:span text:style-name="T104">іл</text:span><text:span text:style-name="T103">ьних в</text:span><text:span text:style-name="T104">ід</text:span><text:span text:style-name="T103">ношень </text:span><text:span text:style-name="T102">R</text:span><text:span text:style-name="T116">1</text:span><text:span text:style-name="T112"> </text:span><text:span text:style-name="T113">і </text:span><text:span text:style-name="T102">R</text:span><text:span text:style-name="T116">2</text:span><text:span text:style-name="T103"> викону</text:span><text:span text:style-name="T104">є</text:span><text:span text:style-name="T103">ться <text:s/>(</text:span><text:span text:style-name="T102">R</text:span><text:span text:style-name="T116">1</text:span><text:span text:style-name="T112">○</text:span><text:span text:style-name="T102">R</text:span><text:span text:style-name="T116">2</text:span><text:span text:style-name="T104">)</text:span><text:span text:style-name="T119">-1</text:span><text:span text:style-name="T104"> </text:span><text:span text:style-name="T103">= </text:span><text:span text:style-name="T102">R</text:span><text:span text:style-name="T117">2</text:span><text:span text:style-name="T119">-1</text:span><text:span text:style-name="T112">○</text:span><text:span text:style-name="T102">R</text:span><text:span text:style-name="T117">1</text:span><text:span text:style-name="T119">-1</text:span><text:span text:style-name="T104">.</text:span></text:p>
      <text:p text:style-name="P56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uk" fo:country="UA" officeooo:rsid="0015a3a6" style:font-name-asian="Symbol1" style:font-family-asian="Symbol" style:font-family-generic-asian="roman" style:font-pitch-asian="variable" style:font-charset-asian="x-symbol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0:08.366679272</dc:date>
    <meta:editing-cycles>34</meta:editing-cycles>
    <meta:editing-duration>PT9H17M7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0" meta:character-count="6485" meta:non-whitespace-character-count="5422"/>
  </office:meta>
</office:document-meta>
</file>